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idnightblue-title">
      <style:graphic-properties fo:min-height="3.506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outline1">
      <style:graphic-properties fo:min-height="11.929cm"/>
    </style:style>
    <style:style style:name="pr5" style:family="presentation" style:parent-style-name="midnightblue-title">
      <style:graphic-properties fo:min-height="2.413cm"/>
    </style:style>
    <style:style style:name="pr6" style:family="presentation" style:parent-style-name="midnightblue-outline1">
      <style:graphic-properties fo:min-height="13.75cm"/>
    </style:style>
    <style:style style:name="pr7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T1" style:family="text">
      <style:text-properties style:text-position="0% 100%" fo:font-weight="bold" style:font-weight-asian="bold" style:font-weight-complex="bold"/>
    </style:style>
    <style:style style:name="T2" style:family="text">
      <style:text-properties style:text-position="0% 100%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draw:frame presentation:style-name="pr1" draw:layer="layout" svg:width="26cm" svg:height="2.663cm" svg:x="1cm" svg:y="0.837cm" presentation:class="title" presentation:user-transformed="true">
          <draw:text-box>
            <text:p>Pitfalls</text:p>
          </draw:text-box>
        </draw:frame>
        <draw:frame presentation:style-name="pr2" draw:text-style-name="P1" draw:layer="layout" svg:width="26cm" svg:height="14cm" svg:x="1cm" svg:y="5.5cm" presentation:class="subtitle">
          <draw:text-box>
            <text:p>Concurrent and Distributed Devices (CDD101)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draw:frame presentation:style-name="pr1" draw:layer="layout" svg:width="26cm" svg:height="2.663cm" svg:x="1cm" svg:y="0.837cm" presentation:class="title">
          <draw:text-box>
            <text:p><text:span text:style-name="T1">Race Conditions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Two or more threads perform operations on the same location at the same time</text:span></text:p>
              </text:list-item>
              <text:list-item>
                <text:p><text:span text:style-name="T2">Sequential Consistency may not be guaranteed!</text:span></text:p>
                <text:list>
                  <text:list-item>
                    <text:p><text:span text:style-name="T2">System may reorder operations!</text:span></text:p>
                  </text:list-item>
                </text:list>
              </text:list-item>
              <text:list-item>
                <text:p><text:span text:style-name="T2">Task A</text:span></text:p>
                <text:list>
                  <text:list-item>
                    <text:p><text:span text:style-name="T2">X=1</text:span></text:p>
                  </text:list-item>
                  <text:list-item>
                    <text:p><text:span text:style-name="T2">a=Y</text:span></text:p>
                  </text:list-item>
                </text:list>
              </text:list-item>
              <text:list-item>
                <text:p><text:span text:style-name="T2">Task B</text:span></text:p>
                <text:list>
                  <text:list-item>
                    <text:p><text:span text:style-name="T2">Y=1</text:span></text:p>
                  </text:list-item>
                  <text:list-item>
                    <text:p><text:span text:style-name="T2">b=X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draw:frame presentation:style-name="pr5" draw:layer="layout" svg:width="26cm" svg:height="2.663cm" svg:x="1cm" svg:y="0.837cm" presentation:class="title" presentation:user-transformed="true">
          <draw:text-box>
            <text:p><text:span text:style-name="T2">Mutual Exclusions and Locks</text:span>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<text:span text:style-name="T2">Locks are a last resort</text:span></text:p>
              </text:list-item>
              <text:list-item>
                <text:p><text:span text:style-name="T2">Use to protect logical invariants not memory locati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draw:frame presentation:style-name="pr5" draw:layer="layout" svg:width="26cm" svg:height="2.663cm" svg:x="1cm" svg:y="0.837cm" presentation:class="title">
          <draw:text-box>
            <text:p><text:span text:style-name="T2">Deadlock</text:span>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2">Avoid Mutexes where possible</text:span></text:p>
              </text:list-item>
              <text:list-item>
                <text:p><text:span text:style-name="T2">Hold at most one lock at a time</text:span></text:p>
                <text:list>
                  <text:list-item>
                    <text:p><text:span text:style-name="T2">Never call someone elses code while holding a lock unless you are sure they never acquire a lock</text:span></text:p>
                  </text:list-item>
                </text:list>
              </text:list-item>
              <text:list-item>
                <text:p><text:span text:style-name="T2">Always acquire multiple locks in the same order</text:span></text:p>
                <text:list>
                  <text:list-item>
                    <text:p><text:span text:style-name="T2">Stratify the mutexes</text:span></text:p>
                  </text:list-item>
                  <text:list-item>
                    <text:p><text:span text:style-name="T2">Sort mutexes</text:span></text:p>
                  </text:list-item>
                  <text:list-item>
                    <text:p><text:span text:style-name="T2">Backof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draw:frame presentation:style-name="pr5" draw:layer="layout" svg:width="26cm" svg:height="2.663cm" svg:x="1cm" svg:y="0.837cm" presentation:class="title">
          <draw:text-box>
            <text:p><text:span text:style-name="T2">Strangled Scaling</text:span>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<text:span text:style-name="T2">Each Mutex is a potential bottleneck</text:span></text:p>
                <text:list>
                  <text:list-item>
                    <text:p><text:span text:style-name="T2">More threads means more contention</text:span></text:p>
                  </text:list-item>
                </text:list>
              </text:list-item>
              <text:list-item>
                <text:p><text:span text:style-name="T2">Fine grained locking helps</text:span></text:p>
              </text:list-item>
              <text:list-item>
                <text:p><text:span text:style-name="T2">Atomic Operations can also be helpfu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draw:frame presentation:style-name="pr5" draw:layer="layout" svg:width="26cm" svg:height="2.663cm" svg:x="1cm" svg:y="0.837cm" presentation:class="title">
          <draw:text-box>
            <text:p><text:span text:style-name="T2">Lack of Locality</text:span>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<text:span text:style-name="T2">Temporal Locality</text:span></text:p>
                <text:list>
                  <text:list-item>
                    <text:p><text:span text:style-name="T2">The core is likely to access the same location again in the near future</text:span></text:p>
                  </text:list-item>
                </text:list>
              </text:list-item>
              <text:list-item>
                <text:p><text:span text:style-name="T2">Spatial Locality</text:span></text:p>
                <text:list>
                  <text:list-item>
                    <text:p><text:span text:style-name="T2">The core is likely to access nearby locations in the near future</text:span></text:p>
                  </text:list-item>
                </text:list>
              </text:list-item>
              <text:list-item>
                <text:p><text:span text:style-name="T2">One the cache is full use everything in it before using anything else!</text:span></text:p>
              </text:list-item>
              <text:list-item>
                <text:p><text:span text:style-name="T2">Try use Cache Oblivious algorithm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draw:frame presentation:style-name="pr5" draw:layer="layout" svg:width="26cm" svg:height="2.663cm" svg:x="1cm" svg:y="0.837cm" presentation:class="title">
          <draw:text-box>
            <text:p><text:span text:style-name="T2">Load Imbalance</text:span>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<text:span text:style-name="T2">Uneven distribution of work accross workers</text:span></text:p>
              </text:list-item>
              <text:list-item>
                <text:p><text:span text:style-name="T2">Over-decomposition</text:span></text:p>
                <text:list>
                  <text:list-item>
                    <text:p><text:span text:style-name="T2">Divide the work into more tasks than there <text:s/>are work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draw:frame presentation:style-name="pr5" draw:layer="layout" svg:width="26cm" svg:height="2.663cm" svg:x="1cm" svg:y="0.837cm" presentation:class="title">
          <draw:text-box>
            <text:p><text:span text:style-name="T2">Overhead</text:span>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<text:span text:style-name="T2">If tasks are too small then overhead per task is too large</text:span></text:p>
              </text:list-item>
              <text:list-item>
                <text:p><text:span text:style-name="T2">Watch arithmetic intensity!</text:span></text:p>
                <text:list>
                  <text:list-item>
                    <text:p><text:span text:style-name="T2">Ratio of arithmetic opertations per memory acces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3T08:51:55.786948882</meta:creation-date>
    <dc:date>2017-11-07T12:37:45.101244264</dc:date>
    <meta:editing-duration>PT2H34M36S</meta:editing-duration>
    <meta:editing-cycles>16</meta:editing-cycles>
    <meta:generator>LibreOffice/5.1.6.2$Linux_X86_64 LibreOffice_project/10m0$Build-2</meta:generator>
    <meta:document-statistic meta:object-count="67"/>
  </office:meta>
</office:document-meta>
</file>